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dcd0" officeooo:paragraph-rsid="0020dcd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fo:language="en" fo:country="US" officeooo:rsid="002003ca"/>
    </style:style>
    <style:style style:name="T7" style:family="text">
      <style:text-properties officeooo:rsid="0016f6f3"/>
    </style:style>
    <style:style style:name="T8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</text:span><text:span text:style-name="T6">8</text:span><text:span text:style-name="T5">th</text:span> of <text:span text:style-name="T4">November</text:span><text:span text:style-name="T3"> </text:span>202<text:span text:style-name="T3">5</text:span> under the <text:span text:style-name="T6">53rd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7">hold an event for the anniversary of the current server, </text:span>as it was on November 9<text:span text:style-name="T8">th</text:span>. This specifically refers to the current iteration of the server (3<text:span text:style-name="T8">rd</text:span>)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53-6: To hold an event for the anniversary of the current serv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8:23:48.470030279</dc:date>
    <meta:editing-duration>PT2M55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70" meta:character-count="424" meta:non-whitespace-character-count="361"/>
  </office:meta>
</office:document-meta>
</file>